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7032.41" calcext:value-type="float">
            <text:p>7032.4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6929.47" calcext:value-type="float">
            <text:p>6929.47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6717.04" calcext:value-type="float">
            <text:p>6717.04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6678.28" calcext:value-type="float">
            <text:p>6678.28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6598.95" calcext:value-type="float">
            <text:p>6598.95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532.88" calcext:value-type="float">
            <text:p>6532.88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6506.53" calcext:value-type="float">
            <text:p>6506.53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402.24" calcext:value-type="float">
            <text:p>6402.24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382.99" calcext:value-type="float">
            <text:p>6382.99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6334.42" calcext:value-type="float">
            <text:p>6334.42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6304.79" calcext:value-type="float">
            <text:p>6304.79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6266.49" calcext:value-type="float">
            <text:p>6266.49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6217.28" calcext:value-type="float">
            <text:p>6217.28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6163.59" calcext:value-type="float">
            <text:p>6163.59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6143.06" calcext:value-type="float">
            <text:p>6143.06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6096.14" calcext:value-type="float">
            <text:p>6096.14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6074.34" calcext:value-type="float">
            <text:p>6074.34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6030" calcext:value-type="float">
            <text:p>603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5975.53" calcext:value-type="float">
            <text:p>5975.53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5944.83" calcext:value-type="float">
            <text:p>5944.83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5881.89" calcext:value-type="float">
            <text:p>5881.89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5852.49" calcext:value-type="float">
            <text:p>5852.49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5400.56" calcext:value-type="float">
            <text:p>5400.56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1:29:57.560611492</meta:creation-date>
    <dc:date>2014-11-27T11:34:44.556400731</dc:date>
    <meta:editing-duration>P0D</meta:editing-duration>
    <meta:editing-cycles>1</meta:editing-cycles>
    <meta:document-statistic meta:table-count="1" meta:cell-count="92" meta:object-count="0"/>
    <meta:generator>LibreOffice/4.2.6.2$Linux_X86_64 LibreOffice_project/420m0$Build-2</meta:generator>
  </office:meta>
</office:document-meta>
</file>